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4a47"/>
    </style:style>
    <style:style style:name="P2" style:family="paragraph" style:parent-style-name="Standard">
      <style:paragraph-properties fo:text-align="start" style:justify-single-word="false"/>
      <style:text-properties officeooo:rsid="00094b09" officeooo:paragraph-rsid="00094b09"/>
    </style:style>
    <style:style style:name="P3" style:family="paragraph" style:parent-style-name="Standard">
      <style:paragraph-properties fo:text-align="start" style:justify-single-word="false"/>
      <style:text-properties officeooo:rsid="0009b075" officeooo:paragraph-rsid="0009b075"/>
    </style:style>
    <style:style style:name="P4" style:family="paragraph" style:parent-style-name="Standard">
      <style:paragraph-properties fo:text-align="start" style:justify-single-word="false"/>
      <style:text-properties officeooo:rsid="0009b075" officeooo:paragraph-rsid="0009ebde"/>
    </style:style>
    <style:style style:name="P5" style:family="paragraph" style:parent-style-name="Standard">
      <style:paragraph-properties fo:text-align="start" style:justify-single-word="false"/>
      <style:text-properties officeooo:rsid="0009ebde" officeooo:paragraph-rsid="0009ebde"/>
    </style:style>
    <style:style style:name="T1" style:family="text">
      <style:text-properties officeooo:rsid="0009eb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o 1 Direccionamiento</text:p>
      <text:p text:style-name="P1"/>
      <text:p text:style-name="P2">P1</text:p>
      <text:p text:style-name="P2">a <text:s/>clase A</text:p>
      <text:p text:style-name="P2">b clase B</text:p>
      <text:p text:style-name="P2">c clase B</text:p>
      <text:p text:style-name="P2">d clase A</text:p>
      <text:p text:style-name="P2"/>
      <text:p text:style-name="P2">P2 </text:p>
      <text:p text:style-name="P3">dir red 200.133.175.0</text:p>
      <text:p text:style-name="P3">14 subredes</text:p>
      <text:p text:style-name="P3">14 nodos = bits = (2)16 -2 = 14</text:p>
      <text:p text:style-name="P3">primera dir utilizable</text:p>
      <text:p text:style-name="P3">ultima dir utilizable</text:p>
      <text:p text:style-name="P3">dir de cada subred</text:p>
      <text:p text:style-name="P3">dir de broadcast</text:p>
      <text:p text:style-name="P3"/>
      <text:p text:style-name="P3">red <text:s text:c="24"/>200.133.175.0/24</text:p>
      <text:p text:style-name="P3">1 red utilizable <text:s text:c="5"/>200.133.175.1</text:p>
      <text:p text:style-name="P3">ultima utilizable <text:s text:c="3"/>200.133.175.14</text:p>
      <text:p text:style-name="P3">broadcast <text:s text:c="14"/>200.133.175.15</text:p>
      <text:p text:style-name="P3"/>
      <text:p text:style-name="P3">P3</text:p>
      <text:p text:style-name="P3">171.68.235.228/<text:span text:style-name="T1">16</text:span></text:p>
      <text:p text:style-name="P3">clase <text:s text:c="19"/><text:span text:style-name="T1">B</text:span></text:p>
      <text:p text:style-name="P4">red <text:s text:c="21"/><text:span text:style-name="T1">10101001.</text:span> <text:span text:style-name="T1">0100010 </text:span></text:p>
      <text:p text:style-name="P4"><text:span text:style-name="T1">host <text:s text:c="19"/>11101011. 11100100 <text:s/></text:span><text:s text:c="6"/></text:p>
      <text:p text:style-name="P3"><text:span text:style-name="T1">dir de red </text:span><text:s text:c="10"/><text:span text:style-name="T1">171.68.0.0</text:span></text:p>
      <text:p text:style-name="P4">1° host util <text:s text:c="8"/><text:span text:style-name="T1">171.68.0.1</text:span></text:p>
      <text:p text:style-name="P3">ult. Host util <text:s text:c="6"/><text:span text:style-name="T1">171.68.255.254</text:span></text:p>
      <text:p text:style-name="P5">broadcast <text:s text:c="10"/>171.68.255.255</text:p>
      <text:p text:style-name="P3"/>
      <text:p text:style-name="P3">255.255.240.0</text:p>
      <text:p text:style-name="P4">red <text:s text:c="20"/></text:p>
      <text:p text:style-name="P4">host <text:s text:c="9"/></text:p>
      <text:p text:style-name="P3">1° host util</text:p>
      <text:p text:style-name="P3">ult host ut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22:56:39.741523698</meta:creation-date>
    <dc:date>2019-10-14T12:12:32.865962083</dc:date>
    <meta:editing-duration>PT39M8S</meta:editing-duration>
    <meta:editing-cycles>3</meta:editing-cycles>
    <meta:generator>LibreOffice/6.0.7.3$Linux_x86 LibreOffice_project/00m0$Build-3</meta:generator>
    <meta:document-statistic meta:table-count="0" meta:image-count="0" meta:object-count="0" meta:page-count="1" meta:paragraph-count="32" meta:word-count="88" meta:character-count="706" meta:non-whitespace-character-count="469"/>
  </office:meta>
</office:document-meta>
</file>